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Mono" svg:font-family="'Liberation Mono', 'Courier New', 'DejaVu Sans Mono', Courier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5.819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002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4.507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3.71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7.355cm"/>
    </style:style>
    <style:style style:name="co24" style:family="table-column">
      <style:table-column-properties fo:break-before="auto" style:column-width="5.92cm"/>
    </style:style>
    <style:style style:name="co25" style:family="table-column">
      <style:table-column-properties fo:break-before="auto" style:column-width="5.251cm"/>
    </style:style>
    <style:style style:name="co26" style:family="table-column">
      <style:table-column-properties fo:break-before="auto" style:column-width="5.399cm"/>
    </style:style>
    <style:style style:name="co27" style:family="table-column">
      <style:table-column-properties fo:break-before="auto" style:column-width="2.501cm"/>
    </style:style>
    <style:style style:name="co28" style:family="table-column">
      <style:table-column-properties fo:break-before="auto" style:column-width="3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ff33ff"/>
    </style:style>
    <style:style style:name="ce20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ddddd"/>
    </style:style>
    <style:style style:name="ce28" style:family="table-cell" style:parent-style-name="Default">
      <style:table-cell-properties fo:background-color="#ffbf00"/>
    </style:style>
    <style:style style:name="ce30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ext-properties style:font-name="Liberation Serif" style:font-name-asian="Segoe UI" style:font-name-complex="Tahoma"/>
    </style:style>
    <style:style style:name="ce23" style:family="table-cell" style:parent-style-name="Default">
      <style:text-properties style:text-line-through-style="solid" style:text-line-through-type="single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16"/>
        <table:table-column table:style-name="co2" table:default-cell-style-name="ce2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Folder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Login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Network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Docker</text:p>
          </table:table-cell>
          <table:covered-table-cell table:style-name="ce21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22" office:value-type="string" calcext:value-type="string">
            <text:p>su -</text:p>
          </table:table-cell>
          <table:table-cell table:style-name="ce22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28" office:value-type="string" calcext:value-type="string">
            <text:p>apt install docker.io</text:p>
          </table:table-cell>
          <table:table-cell office:value-type="string" calcext:value-type="string">
            <text:p>Install docker (pretty old!)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19" office:value-type="string" calcext:value-type="string">
            <text:p>su user</text:p>
          </table:table-cell>
          <table:table-cell table:style-name="ce19"/>
          <table:table-cell/>
          <table:table-cell table:style-name="ce19" office:value-type="string" calcext:value-type="string">
            <text:p>curl</text:p>
          </table:table-cell>
          <table:table-cell table:style-name="ce19"/>
          <table:table-cell/>
          <table:table-cell table:style-name="ce28" office:value-type="string" calcext:value-type="string">
            <text:p>dockerd &amp;</text:p>
          </table:table-cell>
          <table:table-cell office:value-type="string" calcext:value-type="string">
            <text:p>start docker daemon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18" office:value-type="string" calcext:value-type="string">
            <text:p>passwd</text:p>
          </table:table-cell>
          <table:table-cell table:style-name="ce18" office:value-type="string" calcext:value-type="string">
            <text:p>Change password</text:p>
          </table:table-cell>
          <table:table-cell/>
          <table:table-cell table:style-name="ce26" office:value-type="string" calcext:value-type="string">
            <text:p>wget</text:p>
          </table:table-cell>
          <table:table-cell table:style-name="ce26"/>
          <table:table-cell/>
          <table:table-cell table:style-name="ce28" office:value-type="string" calcext:value-type="string">
            <text:p>docker info</text:p>
          </table:table-cell>
          <table:table-cell table:style-name="ce22" office:value-type="string" calcext:value-type="string">
            <text:p>Show various infos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28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table:style-name="ce17" office:value-type="string" calcext:value-type="string">
            <text:p>cp -r dir1 dir2</text:p>
          </table:table-cell>
          <table:table-cell table:style-name="ce18" office:value-type="string" calcext:value-type="string">
            <text:p>Copy dir1 into dir2 recursive</text:p>
          </table:table-cell>
          <table:table-cell/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Show UID, GID and groups</text:p>
          </table:table-cell>
          <table:table-cell/>
          <table:table-cell table:style-name="ce22" office:value-type="string" calcext:value-type="string">
            <text:p>tcpdump port 123</text:p>
          </table:table-cell>
          <table:table-cell table:style-name="ce22" office:value-type="string" calcext:value-type="string">
            <text:p>Capture NTP traffic</text:p>
          </table:table-cell>
          <table:table-cell/>
          <table:table-cell table:style-name="ce28" office:value-type="string" calcext:value-type="string">
            <text:p>docker ps -a</text:p>
          </table:table-cell>
          <table:table-cell table:style-name="ce22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18" office:value-type="string" calcext:value-type="string">
            <text:p>rsync -a ~/dir /backup/</text:p>
          </table:table-cell>
          <table:table-cell table:style-name="ce18" office:value-type="string" calcext:value-type="string">
            <text:p>Sync /dir incl. attributes</text:p>
          </table:table-cell>
          <table:table-cell/>
          <table:table-cell table:style-name="ce15" office:value-type="string" calcext:value-type="string" table:number-columns-spanned="2" table:number-rows-spanned="1">
            <text:p>Terminal</text:p>
          </table:table-cell>
          <table:covered-table-cell table:style-name="ce21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28" office:value-type="string" calcext:value-type="string">
            <text:p>docker inspect &lt;container&gt;</text:p>
          </table:table-cell>
          <table:table-cell table:style-name="ce22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ce19" office:value-type="string" calcext:value-type="string">
            <text:p>mv dir1 dir2</text:p>
          </table:table-cell>
          <table:table-cell table:style-name="ce19"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5" office:value-type="string" calcext:value-type="string" table:number-columns-spanned="2" table:number-rows-spanned="1">
            <text:p>ssh</text:p>
          </table:table-cell>
          <table:covered-table-cell table:style-name="ce21"/>
          <table:table-cell/>
          <table:table-cell table:style-name="ce28" office:value-type="string" calcext:value-type="string">
            <text:p>docker stats --no-stream</text:p>
          </table:table-cell>
          <table:table-cell table:style-name="ce22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22" office:value-type="string" calcext:value-type="string">
            <text:p>ssh <text:a xlink:href="mailto:user@1.2.3.4" xlink:type="simple">user@1.2.3.4</text:a></text:p>
          </table:table-cell>
          <table:table-cell table:style-name="ce22" office:value-type="string" calcext:value-type="string">
            <text:p>Remote login to …</text:p>
          </table:table-cell>
          <table:table-cell/>
          <table:table-cell table:style-name="ce28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table:style-name="Default" office:value-type="string" calcext:value-type="string">
            <text:p>find dir -type f | wc -l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19"/>
          <table:table-cell table:style-name="ce19" office:value-type="string" calcext:value-type="string">
            <text:p>key gen</text:p>
          </table:table-cell>
          <table:table-cell/>
          <table:table-cell table:style-name="ce28" office:value-type="string" calcext:value-type="string">
            <text:p>docker system prune -a</text:p>
          </table:table-cell>
          <table:table-cell table:style-name="ce22" office:value-type="string" calcext:value-type="string">
            <text:p>Remove unused stuff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Folder Size</text:p>
          </table:table-cell>
          <table:covered-table-cell table:style-name="ce21"/>
          <table:table-cell/>
          <table:table-cell table:style-name="ce22" office:value-type="string" calcext:value-type="string">
            <text:p>sudo !!</text:p>
          </table:table-cell>
          <table:table-cell table:style-name="ce22" office:value-type="string" calcext:value-type="string">
            <text:p>Previous command as sudo</text:p>
          </table:table-cell>
          <table:table-cell/>
          <table:table-cell table:style-name="ce18" office:value-type="string" calcext:value-type="string">
            <text:p>ssh-copy-id 1.2.3.4</text:p>
          </table:table-cell>
          <table:table-cell table:style-name="ce18" office:value-type="string" calcext:value-type="string">
            <text:p>Copy public key to …</text:p>
          </table:table-cell>
          <table:table-cell/>
          <table:table-cell table:style-name="ce15" office:value-type="string" calcext:value-type="string" table:number-columns-spanned="2" table:number-rows-spanned="1">
            <text:p>Docker Network</text:p>
          </table:table-cell>
          <table:covered-table-cell table:style-name="ce21"/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Show 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19" office:value-type="string" calcext:value-type="string">
            <text:p>sshpass</text:p>
          </table:table-cell>
          <table:table-cell table:style-name="ce19"/>
          <table:table-cell/>
          <table:table-cell office:value-type="string" calcext:value-type="string">
            <text:p>ip a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22" office:value-type="string" calcext:value-type="string">
            <text:p>!42</text:p>
          </table:table-cell>
          <table:table-cell table:style-name="ce22" office:value-type="string" calcext:value-type="string">
            <text:p>Execute #42 in history</text:p>
          </table:table-cell>
          <table:table-cell/>
          <table:table-cell table:style-name="ce19" office:value-type="string" calcext:value-type="string">
            <text:p>ssh agent</text:p>
          </table:table-cell>
          <table:table-cell table:style-name="ce19"/>
          <table:table-cell/>
          <table:table-cell office:value-type="string" calcext:value-type="string">
            <text:p>docker network ls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table:style-name="ce22" office:value-type="string" calcext:value-type="string">
            <text:p>history -c &amp;&amp; history -w </text:p>
          </table:table-cell>
          <table:table-cell table:style-name="ce22" office:value-type="string" calcext:value-type="string">
            <text:p>Clear history</text:p>
          </table:table-cell>
          <table:table-cell/>
          <table:table-cell table:style-name="ce15" office:value-type="string" calcext:value-type="string" table:number-columns-spanned="2" table:number-rows-spanned="1">
            <text:p>File Transfer</text:p>
          </table:table-cell>
          <table:covered-table-cell table:style-name="ce21"/>
          <table:table-cell/>
          <table:table-cell office:value-type="string" calcext:value-type="string">
            <text:p>docker network inspect &lt;bridge&gt;</text:p>
          </table:table-cell>
          <table:table-cell table:style-name="ce18"/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Folder Traversal</text:p>
          </table:table-cell>
          <table:covered-table-cell table:style-name="ce21"/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18" office:value-type="string" calcext:value-type="string">
            <text:p>scp file <text:a xlink:href="mailto:user@1.2.3.4" xlink:type="simple">user@1.2.3.4</text:a>:/dir</text:p>
          </table:table-cell>
          <table:table-cell table:style-name="ce18" office:value-type="string" calcext:value-type="string">
            <text:p>Copy file to …</text:p>
          </table:table-cell>
          <table:table-cell/>
          <table:table-cell office:value-type="string" calcext:value-type="string">
            <text:p>docker inspect &lt;bridge&gt;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18" office:value-type="string" calcext:value-type="string">
            <text:p>rsync -a ~/dir <text:a xlink:href="mailto:user@1.2.3.4" xlink:type="simple">user@1.2.3.4</text:a>:/dir</text:p>
          </table:table-cell>
          <table:table-cell table:style-name="ce18" office:value-type="string" calcext:value-type="string">
            <text:p>sync /dir to …</text:p>
          </table:table-cell>
          <table:table-cell/>
          <table:table-cell office:value-type="string" calcext:value-type="string">
            <text:p>bridge link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5" office:value-type="string" calcext:value-type="string" table:number-columns-spanned="2" table:number-rows-spanned="1">
            <text:p>iperf3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Docker Compose</text:p>
          </table:table-cell>
          <table:covered-table-cell table:style-name="ce21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22" office:value-type="string" calcext:value-type="string">
            <text:p>Ctrl+D</text:p>
          </table:table-cell>
          <table:table-cell table:style-name="ce22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docker compose up -d</text:p>
          </table:table-cell>
          <table:table-cell office:value-type="string" calcext:value-type="string">
            <text:p>Start docker-compose.yml</text:p>
          </table:table-cell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22" office:value-type="string" calcext:value-type="string">
            <text:p>exit</text:p>
          </table:table-cell>
          <table:table-cell table:style-name="ce22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docker compose down</text:p>
          </table:table-cell>
          <table:table-cell office:value-type="string" calcext:value-type="string">
            <text:p>Stop docker-compose.yml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File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Processes</text:p>
          </table:table-cell>
          <table:covered-table-cell table:style-name="ce21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table:style-name="ce26" office:value-type="string" calcext:value-type="string">
            <text:p>docker-compose</text:p>
          </table:table-cell>
          <table:table-cell table:style-name="ce26" office:value-type="string" calcext:value-type="string">
            <text:p>discontinued in 2021!</text:p>
          </table:table-cell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16" office:value-type="string" calcext:value-type="string">
            <text:p>ps</text:p>
          </table:table-cell>
          <table:table-cell table:style-name="ce22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16" office:value-type="string" calcext:value-type="string">
            <text:p>ps -A</text:p>
          </table:table-cell>
          <table:table-cell table:style-name="ce22" office:value-type="string" calcext:value-type="string">
            <text:p>List all processes (long)</text:p>
          </table:table-cell>
          <table:table-cell/>
          <table:table-cell table:style-name="ce20" office:value-type="string" calcext:value-type="string" table:number-columns-spanned="2" table:number-rows-spanned="1">
            <text:p>mqtt</text:p>
          </table:table-cell>
          <table:covered-table-cell table:style-name="ce21"/>
          <table:table-cell table:number-columns-repeated="4"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16" office:value-type="string" calcext:value-type="string">
            <text:p>ps -aux</text:p>
          </table:table-cell>
          <table:table-cell table:style-name="ce22" office:value-type="string" calcext:value-type="string">
            <text:p>List all processes (detaile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16" office:value-type="string" calcext:value-type="string">
            <text:p>pstree</text:p>
          </table:table-cell>
          <table:table-cell table:style-name="ce22" office:value-type="string" calcext:value-type="string">
            <text:p>Process tree (lo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16" office:value-type="string" calcext:value-type="string">
            <text:p>htop</text:p>
          </table:table-cell>
          <table:table-cell table:style-name="ce22" office:value-type="string" calcext:value-type="string">
            <text:p>List processes „interactive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17" office:value-type="string" calcext:value-type="string">
            <text:p>pidof bash</text:p>
          </table:table-cell>
          <table:table-cell table:style-name="ce18" office:value-type="string" calcext:value-type="string">
            <office:annotation draw:style-name="gr1" svg:width="2.899cm" svg:height="1.799cm" svg:x="20.163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7"/>
        </table:table-row>
        <table:table-row table:style-name="ro1">
          <table:table-cell table:style-name="ce15" office:value-type="string" calcext:value-type="string" table:number-columns-spanned="2" table:number-rows-spanned="1">
            <text:p>File View</text:p>
          </table:table-cell>
          <table:covered-table-cell table:style-name="ce21"/>
          <table:table-cell/>
          <table:table-cell table:style-name="ce17" office:value-type="string" calcext:value-type="string">
            <text:p>pgrep bash</text:p>
          </table:table-cell>
          <table:table-cell table:style-name="ce18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16" office:value-type="string" calcext:value-type="string">
            <text:p>kill 1234</text:p>
          </table:table-cell>
          <table:table-cell table:style-name="ce22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16" office:value-type="string" calcext:value-type="string">
            <text:p>kill -9 1234</text:p>
          </table:table-cell>
          <table:table-cell table:style-name="ce22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17" office:value-type="string" calcext:value-type="string">
            <text:p>killall bash</text:p>
          </table:table-cell>
          <table:table-cell table:style-name="ce18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/>
          <table:table-cell table:style-name="ce17" office:value-type="string" calcext:value-type="string">
            <text:p>renice 1234</text:p>
          </table:table-cell>
          <table:table-cell table:style-name="ce18" office:value-type="string" calcext:value-type="string">
            <text:p>Change prio of task 1234</text:p>
          </table:table-cell>
          <table:table-cell table:number-columns-repeated="6"/>
          <table:table-cell table:style-name="ce28" office:value-type="string" calcext:value-type="string">
            <text:p>Needs root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table:style-name="ce19" office:value-type="string" calcext:value-type="string">
            <text:p>Zip / tar</text:p>
          </table:table-cell>
          <table:table-cell table:style-name="ce19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 table:number-columns-repeated="9"/>
          <table:table-cell office:value-type="string" calcext:value-type="string">
            <text:p>installation</text:p>
          </table:table-cell>
        </table:table-row>
        <table:table-row table:style-name="ro1">
          <table:table-cell office:value-type="string" calcext:value-type="string">
            <text:p><text:span text:style-name="T1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 table:number-columns-repeated="9"/>
          <table:table-cell office:value-type="string" calcext:value-type="string">
            <text:p>privileges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Find</text:p>
          </table:table-cell>
          <table:covered-table-cell table:style-name="ce21"/>
          <table:table-cell table:number-columns-repeated="10"/>
        </table:table-row>
        <table:table-row table:style-name="ro1">
          <table:table-cell table:style-name="ce17" office:value-type="string" calcext:value-type="string">
            <text:p>locate file</text:p>
          </table:table-cell>
          <table:table-cell table:style-name="ce18" office:value-type="string" calcext:value-type="string">
            <text:p>Find file</text:p>
          </table:table-cell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find /data -name tosearch</text:p>
          </table:table-cell>
          <table:table-cell table:style-name="ce18" office:value-type="string" calcext:value-type="string">
            <text:p><text:span text:style-name="T2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0" office:value-type="string" calcext:value-type="string" table:number-columns-spanned="2" table:number-rows-spanned="1">
            <text:p>File &amp; Folder Permissions</text:p>
          </table:table-cell>
          <table:covered-table-cell table:style-name="ce25"/>
          <table:table-cell table:number-columns-repeated="10"/>
        </table:table-row>
        <table:table-row table:style-name="ro1">
          <table:table-cell table:style-name="Default" office:value-type="string" calcext:value-type="string">
            <text:p>chmod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own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System</text:p>
          </table:table-cell>
          <table:covered-table-cell table:style-name="ce21"/>
          <table:table-cell/>
          <table:table-cell table:style-name="ce20" office:value-type="string" calcext:value-type="string" table:number-columns-spanned="2" table:number-rows-spanned="1">
            <text:p>Users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Disk Content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Network</text:p>
          </table:table-cell>
          <table:covered-table-cell table:style-name="ce21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22" office:value-type="string" calcext:value-type="string">
            <text:p>df -h</text:p>
          </table:table-cell>
          <table:table-cell table:style-name="ce22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22" office:value-type="string" calcext:value-type="string">
            <text:p>fdisk -l</text:p>
          </table:table-cell>
          <table:table-cell table:style-name="ce22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19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22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19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 table:number-columns-spanned="2" table:number-rows-spanned="1">
            <text:p>Packages (apt)</text:p>
          </table:table-cell>
          <table:covered-table-cell table:style-name="ce21"/>
          <table:table-cell table:number-columns-repeated="4"/>
          <table:table-cell table:style-name="ce15" office:value-type="string" calcext:value-type="string" table:number-columns-spanned="2" table:number-rows-spanned="1">
            <text:p>Mount</text:p>
          </table:table-cell>
          <table:covered-table-cell table:style-name="ce21"/>
          <table:table-cell/>
          <table:table-cell table:style-name="ce19" office:value-type="string" calcext:value-type="string">
            <text:p>ip link</text:p>
          </table:table-cell>
          <table:table-cell table:style-name="ce19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18" office:value-type="string" calcext:value-type="string">
            <text:p>findmnt</text:p>
          </table:table-cell>
          <table:table-cell table:style-name="ce18" office:value-type="string" calcext:value-type="string">
            <text:p>List mounts</text:p>
          </table:table-cell>
          <table:table-cell/>
          <table:table-cell table:style-name="ce19" office:value-type="string" calcext:value-type="string">
            <text:p>ip -o link show</text:p>
          </table:table-cell>
          <table:table-cell table:style-name="ce19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18" office:value-type="string" calcext:value-type="string">
            <text:p>cat /etc/fstab</text:p>
          </table:table-cell>
          <table:table-cell table:style-name="ce18" office:value-type="string" calcext:value-type="string">
            <text:p>Show mount table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18" office:value-type="string" calcext:value-type="string">
            <text:p>mount /dev/sda /mnt</text:p>
          </table:table-cell>
          <table:table-cell table:style-name="ce18" office:value-type="string" calcext:value-type="string">
            <text:p>Mount sda onto 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18" office:value-type="string" calcext:value-type="string">
            <text:p>umount /mnt</text:p>
          </table:table-cell>
          <table:table-cell table:style-name="ce18" office:value-type="string" calcext:value-type="string">
            <text:p>Unmount /mnt</text:p>
          </table:table-cell>
          <table:table-cell/>
          <table:table-cell table:style-name="ce19" office:value-type="string" calcext:value-type="string">
            <text:p>ip route show</text:p>
          </table:table-cell>
          <table:table-cell table:style-name="ce19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7"/>
          <table:table-cell table:style-name="ce26" office:value-type="string" calcext:value-type="string">
            <text:p>netstat -ntlp</text:p>
          </table:table-cell>
          <table:table-cell table:style-name="ce26" office:value-type="string" calcext:value-type="string">
            <text:p>discontinued!</text:p>
          </table:table-cell>
          <table:table-cell/>
        </table:table-row>
        <table:table-row table:style-name="ro1">
          <table:table-cell table:style-name="ce22" office:value-type="string" calcext:value-type="string">
            <text:p>apt install xy</text:p>
          </table:table-cell>
          <table:table-cell table:style-name="ce22" office:value-type="string" calcext:value-type="string">
            <text:p>Install package xy</text:p>
          </table:table-cell>
          <table:table-cell table:number-columns-repeated="4"/>
          <table:table-cell table:style-name="ce19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22" office:value-type="string" calcext:value-type="string">
            <text:p>apt install xy yz</text:p>
          </table:table-cell>
          <table:table-cell table:style-name="ce22" office:value-type="string" calcext:value-type="string">
            <text:p>Install packages xy &amp; yz</text:p>
          </table:table-cell>
          <table:table-cell table:number-columns-repeated="4"/>
          <table:table-cell table:style-name="ce19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7"/>
          <table:table-cell table:style-name="ce15" office:value-type="string" calcext:value-type="string" table:number-columns-spanned="2" table:number-rows-spanned="1">
            <text:p>ssh server</text:p>
          </table:table-cell>
          <table:covered-table-cell table:style-name="ce21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19" table:number-columns-repeated="2"/>
          <table:table-cell/>
        </table:table-row>
        <table:table-row table:style-name="ro1">
          <table:table-cell table:style-name="ce22" office:value-type="string" calcext:value-type="string">
            <text:p>apt show xy</text:p>
          </table:table-cell>
          <table:table-cell table:style-name="ce22" office:value-type="string" calcext:value-type="string">
            <text:p>infos about package xy</text:p>
          </table:table-cell>
          <table:table-cell table:number-columns-repeated="4"/>
          <table:table-cell table:style-name="ce20" office:value-type="string" calcext:value-type="string" table:number-columns-spanned="2" table:number-rows-spanned="1">
            <text:p>Realtime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SMB</text:p>
          </table:table-cell>
          <table:covered-table-cell table:style-name="ce21"/>
          <table:table-cell/>
        </table:table-row>
        <table:table-row table:style-name="ro1">
          <table:table-cell table:style-name="ce30" office:value-type="string" calcext:value-type="string">
            <text:p>Packages (flatpak)</text:p>
          </table:table-cell>
          <table:table-cell table:style-name="ce19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22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Packages (snap)</text:p>
          </table:table-cell>
          <table:table-cell table:style-name="ce19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2" table:number-rows-spanned="1">
            <text:p>Groups</text:p>
          </table:table-cell>
          <table:covered-table-cell table:style-name="ce21"/>
          <table:table-cell table:number-columns-repeated="7"/>
        </table:table-row>
        <table:table-row table:style-name="ro1">
          <table:table-cell table:style-name="ce15" office:value-type="string" calcext:value-type="string" table:number-columns-spanned="2" table:number-rows-spanned="1">
            <text:p>Shutdown</text:p>
          </table:table-cell>
          <table:covered-table-cell table:style-name="ce21"/>
          <table:table-cell table:number-columns-repeated="10"/>
        </table:table-row>
        <table:table-row table:style-name="ro1">
          <table:table-cell table:style-name="ce18" office:value-type="string" calcext:value-type="string">
            <text:p>poweroff now</text:p>
          </table:table-cell>
          <table:table-cell office:value-type="string" calcext:value-type="string">
            <text:p>switch power off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table:style-name="ce15" office:value-type="string" calcext:value-type="string" table:number-columns-spanned="2" table:number-rows-spanned="1">
            <text:p>Wireless</text:p>
          </table:table-cell>
          <table:covered-table-cell table:style-name="ce21"/>
          <table:table-cell/>
        </table:table-row>
        <table:table-row table:style-name="ro1">
          <table:table-cell table:number-columns-repeated="9"/>
          <table:table-cell table:style-name="ce26" office:value-type="string" calcext:value-type="string">
            <text:p>iwconfig</text:p>
          </table:table-cell>
          <table:table-cell table:style-name="ce26" office:value-type="string" calcext:value-type="string">
            <text:p>List wifi</text:p>
          </table:table-cell>
          <table:table-cell/>
        </table:table-row>
        <table:table-row table:style-name="ro1">
          <table:table-cell table:number-columns-repeated="9"/>
          <table:table-cell table:style-name="ce26" office:value-type="string" calcext:value-type="string">
            <text:p>iwlist wlp2s0 scan</text:p>
          </table:table-cell>
          <table:table-cell table:style-name="ce26" office:value-type="string" calcext:value-type="string">
            <text:p>Show wifi detail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9" office:value-type="string" calcext:value-type="string">
            <text:p>wavemon</text:p>
          </table:table-cell>
          <table:table-cell table:style-name="ce19"/>
          <table:table-cell/>
        </table:table-row>
        <table:table-row table:style-name="ro1">
          <table:table-cell table:number-columns-repeated="9"/>
          <table:table-cell table:style-name="ce19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HW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PCI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Disk HW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Network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hwinfo</text:p>
          </table:table-cell>
          <table:covered-table-cell table:style-name="ce21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19" office:value-type="string" calcext:value-type="string">
            <text:p>ethtool</text:p>
          </table:table-cell>
          <table:table-cell table:style-name="ce19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lshw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USB</text:p>
          </table:table-cell>
          <table:covered-table-cell table:style-name="ce21"/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2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15" office:value-type="string" calcext:value-type="string" table:number-columns-spanned="2" table:number-rows-spanned="1">
            <text:p>Serial</text:p>
          </table:table-cell>
          <table:covered-table-cell table:style-name="ce21"/>
          <table:table-cell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inxi</text:p>
          </table:table-cell>
          <table:covered-table-cell table:style-name="ce21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table:style-name="ce19"/>
          <table:table-cell table:style-name="ce19" office:value-type="string" calcext:value-type="string">
            <text:p>surface check? Fsck?</text:p>
          </table:table-cell>
          <table:table-cell/>
          <table:table-cell table:style-name="ce15" office:value-type="string" calcext:value-type="string" table:number-columns-spanned="2" table:number-rows-spanned="1">
            <text:p>Bluetooth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table:style-name="ce18" office:value-type="string" calcext:value-type="string">
            <text:p>fsck /dev/sda</text:p>
          </table:table-cell>
          <table:table-cell table:style-name="ce18" office:value-type="string" calcext:value-type="string">
            <text:p>Check partition (careful!)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19" office:value-type="string" calcext:value-type="string">
            <text:p>inxi -Fxz</text:p>
          </table:table-cell>
          <table:table-cell table:style-name="ce19" office:value-type="string" calcext:value-type="string">
            <text:p>Show HW infos</text:p>
          </table:table-cell>
          <table:table-cell table:number-columns-repeated="7"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CPU</text:p>
          </table:table-cell>
          <table:covered-table-cell table:style-name="ce21"/>
          <table:table-cell table:number-columns-repeated="4"/>
          <table:table-cell table:style-name="ce15" office:value-type="string" calcext:value-type="string" table:number-columns-spanned="2" table:number-rows-spanned="1">
            <text:p>nvme</text:p>
          </table:table-cell>
          <table:covered-table-cell table:style-name="ce21"/>
          <table:table-cell/>
          <table:table-cell table:style-name="ce19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BIOS</text:p>
          </table:table-cell>
          <table:covered-table-cell table:style-name="ce21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Memory</text:p>
          </table:table-cell>
          <table:covered-table-cell table:style-name="ce21"/>
          <table:table-cell table:number-columns-repeated="4"/>
          <table:table-cell table:style-name="ce35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9"/>
        </table:table-row>
        <table:table-row table:style-name="ro1">
          <table:table-cell table:style-name="ce15" office:value-type="string" calcext:value-type="string" table:number-columns-spanned="2" table:number-rows-spanned="1">
            <text:p>lm-sensors</text:p>
          </table:table-cell>
          <table:covered-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5" office:value-type="string" calcext:value-type="string" table:number-columns-spanned="2" table:number-rows-spanned="1">
            <text:p>Battery</text:p>
          </table:table-cell>
          <table:covered-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2" table:number-rows-spanned="1">
            <text:p>Firmware Updates</text:p>
          </table:table-cell>
          <table:covered-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fwupdmgr refresh </text:p>
          </table:table-cell>
          <table:table-cell office:value-type="string" calcext:value-type="string">
            <text:p>Refresh 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get-updates </text:p>
          </table:table-cell>
          <table:table-cell office:value-type="string" calcext:value-type="string">
            <text:p>Download upd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update </text:p>
          </table:table-cell>
          <table:table-cell office:value-type="string" calcext:value-type="string">
            <text:p>Update the firmware</text:p>
          </table:table-cell>
          <table:table-cell table:number-columns-repeated="9"/>
        </table:table-row>
      </table:table>
      <table:table table:name="GUI" table:style-name="ta1">
        <table:table-column table:style-name="co21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40" office:value-type="string" calcext:value-type="string">
            <text:p>Gnome: palimpsest </text:p>
          </table:table-cell>
        </table:table-row>
        <table:table-row table:style-name="ro1">
          <table:table-cell table:style-name="ce40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Windows Subsystem for Linux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version</text:p>
          </table:table-cell>
          <table:table-cell office:value-type="string" calcext:value-type="string">
            <text:p>Show wsl version</text:p>
          </table:table-cell>
        </table:table-row>
        <table:table-row table:style-name="ro1">
          <table:table-cell office:value-type="string" calcext:value-type="string">
            <text:p>wsl –update</text:p>
          </table:table-cell>
          <table:table-cell office:value-type="string" calcext:value-type="string">
            <text:p>Update wsl to current version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office:value-type="string" calcext:value-type="string">
            <text:p>wsl –export Deb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–set-default Deb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office:value-type="string" calcext:value-type="string">
            <text:p>wsl –unregister Deb</text:p>
          </table:table-cell>
          <table:table-cell office:value-type="string" calcext:value-type="string">
            <text:p>Fully remove distro</text:p>
          </table:table-cell>
        </table:table-row>
        <table:table-row table:style-name="ro1">
          <table:table-cell table:style-name="ce23" office:value-type="string" calcext:value-type="string">
            <text:p>&lt;distro&gt; config –default-user USER</text:p>
          </table:table-cell>
          <table:table-cell table:style-name="ce23" office:value-type="string" calcext:value-type="string">
            <text:p>Set default USER</text:p>
          </table:table-cell>
        </table:table-row>
        <table:table-row table:style-name="ro1">
          <table:table-cell office:value-type="string" calcext:value-type="string">
            <text:p>wsl --manage Deb --set-default-user USER</text:p>
          </table:table-cell>
          <table:table-cell office:value-type="string" calcext:value-type="string">
            <text:p>Set default USER (WSL &gt;= 2.4.10)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Inside wsl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table table:name="develop" table:style-name="ta1">
        <table:table-column table:style-name="co8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10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git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python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libs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Status of current workspace</text:p>
          </table:table-cell>
          <table:table-cell/>
          <table:table-cell table:style-name="ce28" office:value-type="string" calcext:value-type="string">
            <text:p>apt install python3-pip</text:p>
          </table:table-cell>
          <table:table-cell office:value-type="string" calcext:value-type="string">
            <text:p>install pip</text:p>
          </table:table-cell>
          <table:table-cell/>
          <table:table-cell table:style-name="ce28" office:value-type="string" calcext:value-type="string">
            <text:p>apt install libpcap-dev</text:p>
          </table:table-cell>
          <table:table-cell/>
        </table:table-row>
        <table:table-row table:style-name="ro1"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  <table:table-cell office:value-type="string" calcext:value-type="string">
            <text:p>pip –version</text:p>
          </table:table-cell>
          <table:table-cell office:value-type="string" calcext:value-type="string">
            <text:p>Show 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  <table:table-cell table:style-name="ce18" office:value-type="string" calcext:value-type="string">
            <text:p>pip install flak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  <table:table-cell table:style-name="ce28" office:value-type="string" calcext:value-type="string">
            <text:p>apt install python3-py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  <table:table-cell table:style-name="ce28" office:value-type="string" calcext:value-type="string">
            <text:p>apt install python3-pytest-co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fetch</text:p>
          </table:table-cell>
          <table:table-cell office:value-type="string" calcext:value-type="string">
            <text:p>Fetch changes from server</text:p>
          </table:table-cell>
          <table:table-cell/>
          <table:table-cell table:style-name="ce28" office:value-type="string" calcext:value-type="string">
            <text:p>apt install python3-pep8-nam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store .</text:p>
          </table:table-cell>
          <table:table-cell office:value-type="string" calcext:value-type="string">
            <text:p>Delete local chan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41" office:value-type="string" calcext:value-type="string" table:number-columns-spanned="1" table:number-rows-spanned="2">
            <text:p>Delete most recent commit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5" office:value-type="string" calcext:value-type="string" table:number-columns-spanned="2" table:number-rows-spanned="1">
            <text:p>cmake</text:p>
          </table:table-cell>
          <table:covered-table-cell table:style-name="ce21"/>
          <table:table-cell table:number-columns-repeated="6"/>
        </table:table-row>
        <table:table-row table:style-name="ro1">
          <table:table-cell table:style-name="ce28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Mono" svg:font-family="'Liberation Mono', 'Courier New', 'DejaVu Sans Mono', Courier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8">00.00.0000</text:date>, <text:time style:data-style-name="N2" text:time-value="21:15:15.515682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08-18T21:21:32.041348000</dc:date>
    <meta:editing-duration>P25DT12H42M2S</meta:editing-duration>
    <meta:editing-cycles>297</meta:editing-cycles>
    <meta:generator>LibreOffice/25.2.5.2$Windows_X86_64 LibreOffice_project/03d19516eb2e1dd5d4ccd751a0d6f35f35e08022</meta:generator>
    <meta:document-statistic meta:table-count="6" meta:cell-count="512" meta:object-count="0"/>
  </office:meta>
</office:document-meta>
</file>